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53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1.062cm"/>
    </style:style>
    <style:style style:name="ro1" style:family="table-row">
      <style:table-row-properties style:row-height="1.75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7" style:family="table-cell" style:parent-style-name="Default">
      <style:table-cell-properties fo:background-color="#fda0a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gr1" style:family="graphic">
      <style:graphic-properties svg:stroke-width="0.5cm" svg:stroke-color="#666666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" style:family="graphic">
      <style:graphic-properties draw:fill-color="#ffffd7" draw:textarea-horizontal-align="justify" draw:textarea-vertical-align="middle" draw:auto-grow-height="false" fo:min-height="3.926cm" fo:min-width="4.153cm"/>
      <style:paragraph-properties fo:text-align="center"/>
    </style:style>
    <style:style style:name="gr3" style:family="graphic">
      <style:graphic-properties draw:fill-color="#ff6d6d" draw:textarea-horizontal-align="justify" draw:textarea-vertical-align="middle" draw:auto-grow-height="false" fo:min-height="3.379cm" fo:min-width="2.052cm"/>
      <style:paragraph-properties fo:text-align="center"/>
    </style:style>
    <style:style style:name="gr4" style:family="graphic">
      <style:graphic-properties draw:fill-color="#3465a4" draw:textarea-horizontal-align="justify" draw:textarea-vertical-align="middle" draw:auto-grow-height="false" fo:min-height="9.373cm" fo:min-width="7.206cm"/>
      <style:paragraph-properties fo:text-align="center"/>
    </style:style>
    <style:style style:name="gr5" style:family="graphic">
      <style:graphic-properties draw:fill-color="#cccccc" draw:textarea-horizontal-align="justify" draw:textarea-vertical-align="middle" draw:auto-grow-height="false" fo:min-height="5.07cm" fo:min-width="5.004cm"/>
      <style:paragraph-properties style:writing-mode="lr-tb" fo:text-align="center"/>
      <style:text-properties style:font-name="Nimbus Sans" fo:font-size="22pt" style:font-size-asian="22pt" style:font-size-complex="22pt"/>
    </style:style>
    <style:style style:name="gr6" style:family="graphic">
      <style:graphic-properties draw:fill="solid" draw:fill-color="#dee6ef" draw:textarea-horizontal-align="justify" draw:textarea-vertical-align="middle" draw:auto-grow-height="false" fo:min-height="3.298cm" fo:min-width="0.962cm"/>
      <style:paragraph-properties fo:text-align="center"/>
    </style:style>
    <style:style style:name="gr7" style:family="graphic">
      <style:graphic-properties svg:stroke-width="0.3cm" svg:stroke-color="#ff4000" draw:marker-start-width="0.65cm" draw:marker-end-width="0.65cm" draw:fill-color="#1c1c1c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draw:fill-color="#729fcf" draw:textarea-horizontal-align="justify" draw:textarea-vertical-align="middle" draw:auto-grow-height="false" fo:min-height="6.043cm" fo:min-width="6.224cm"/>
      <style:paragraph-properties style:writing-mode="lr-tb" fo:text-align="center"/>
      <style:text-properties style:font-name="Nimbus Sans" fo:font-size="22pt" style:font-size-asian="22pt" style:font-size-complex="22pt"/>
    </style:style>
    <style:style style:name="gr9" style:family="graphic">
      <style:graphic-properties svg:stroke-width="0.5cm" svg:stroke-color="#ff4000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0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style:writing-mode="lr-tb" fo:text-align="center"/>
    </style:style>
    <style:style style:name="gr11" style:family="graphic">
      <style:graphic-properties draw:fill="none" draw:fill-color="#ffffff" draw:textarea-vertical-align="middle" fo:min-height="1.134cm"/>
      <style:paragraph-properties style:writing-mode="lr-tb" fo:text-align="center"/>
      <style:text-properties fo:color="#ffffff" loext:opacity="100%" style:font-name="Nimbus Sans" fo:font-size="22pt" style:font-size-asian="22pt" style:font-size-complex="22pt"/>
    </style:style>
    <style:style style:name="gr12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3" style:family="graphic">
      <style:graphic-properties svg:stroke-width="0.5cm" svg:stroke-color="#666666" draw:marker-start-width="0.95cm" draw:marker-end-width="0.95cm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4" style:family="graphic">
      <style:graphic-properties svg:stroke-width="0.3cm" svg:stroke-color="#5eb91e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5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6" style:family="graphic">
      <style:graphic-properties svg:stroke-width="0.3cm" svg:stroke-color="#80008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/>
      <style:text-properties style:font-name="Nimbus Sans" fo:font-size="22pt" style:font-size-asian="22pt" style:font-size-complex="22pt"/>
    </style:style>
    <style:style style:name="P6" style:family="paragraph">
      <loext:graphic-properties draw:fill-color="#cccccc"/>
      <style:paragraph-properties fo:text-align="center"/>
      <style:text-properties style:font-name="Nimbus Sans" fo:font-size="22pt" style:font-size-asian="22pt" style:font-size-complex="22pt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-color="#729fcf"/>
      <style:paragraph-properties fo:text-align="center"/>
      <style:text-properties style:font-name="Nimbus Sans"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T1" style:family="text">
      <style:text-properties style:font-name="Nimbus Sans" fo:font-size="22pt" style:font-size-asian="22pt" style:font-size-complex="22pt"/>
    </style:style>
    <style:style style:name="T2" style:family="text">
      <style:text-properties fo:color="#ffffff" loext:opacity="100%" style:font-name="Nimbus Sans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24.265cm" svg:y1="31.314cm" svg:x2="41.227cm" svg:y2="31.215cm">
            <text:p/>
          </draw:line>
          <draw:custom-shape draw:z-index="1" draw:name="Shape 1" draw:style-name="gr2" draw:text-style-name="P2" svg:width="4.153cm" svg:height="3.926cm" svg:x="30.235cm" svg:y="26.711cm">
            <text:p/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3" svg:width="2.052cm" svg:height="3.379cm" svg:x="31.348cm" svg:y="26.966cm">
            <text:p/>
            <draw:enhanced-geometry svg:viewBox="0 0 21600 21600" draw:type="rectangle" draw:enhanced-path="M 0 0 L 21600 0 21600 21600 0 21600 0 0 Z N"/>
          </draw:custom-shape>
          <draw:custom-shape draw:z-index="3" draw:name="Shape 3" draw:style-name="gr2" draw:text-style-name="P2" svg:width="4.153cm" svg:height="3.926cm" svg:x="30.198cm" svg:y="21.89cm">
            <text:p/>
            <draw:enhanced-geometry svg:viewBox="0 0 21600 21600" draw:type="rectangle" draw:enhanced-path="M 0 0 L 21600 0 21600 21600 0 21600 0 0 Z N"/>
          </draw:custom-shape>
          <draw:custom-shape draw:z-index="4" draw:name="Shape 4" draw:style-name="gr3" draw:text-style-name="P3" svg:width="2.052cm" svg:height="3.379cm" svg:x="31.259cm" svg:y="22.096cm">
            <text:p/>
            <draw:enhanced-geometry svg:viewBox="0 0 21600 21600" draw:type="rectangle" draw:enhanced-path="M 0 0 L 21600 0 21600 21600 0 21600 0 0 Z N"/>
          </draw:custom-shape>
          <draw:custom-shape draw:z-index="5" draw:name="Shape 5" draw:style-name="gr4" draw:text-style-name="P4" svg:width="7.984cm" svg:height="10.151cm" svg:x="28.342cm" svg:y="1.8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6" draw:style-name="gr5" draw:text-style-name="P6" svg:width="5.004cm" svg:height="5.07cm" svg:x="29.825cm" svg:y="3.459cm">
            <text:p text:style-name="P5"><text:span text:style-name="T1">ESP8266</text:span></text:p>
            <draw:enhanced-geometry svg:viewBox="0 0 21600 21600" draw:type="rectangle" draw:enhanced-path="M 0 0 L 21600 0 21600 21600 0 21600 0 0 Z N"/>
          </draw:custom-shape>
          <draw:custom-shape draw:z-index="7" draw:name="Shape 7" draw:style-name="gr6" draw:text-style-name="P7" svg:width="0.962cm" svg:height="3.298cm" svg:x="30.465cm" svg:y="22.015cm">
            <text:p/>
            <draw:enhanced-geometry svg:viewBox="0 0 21600 21600" draw:type="rectangle" draw:enhanced-path="M 0 0 L 21600 0 21600 21600 0 21600 0 0 Z N"/>
          </draw:custom-shape>
          <draw:custom-shape draw:z-index="8" draw:name="Shape 8" draw:style-name="gr6" draw:text-style-name="P7" svg:width="0.962cm" svg:height="3.298cm" svg:x="30.516cm" svg:y="26.913cm">
            <text:p/>
            <draw:enhanced-geometry svg:viewBox="0 0 21600 21600" draw:type="rectangle" draw:enhanced-path="M 0 0 L 21600 0 21600 21600 0 21600 0 0 Z N"/>
          </draw:custom-shape>
          <draw:line draw:z-index="9" draw:name="Line 2" draw:style-name="gr7" draw:text-style-name="P1" svg:x1="31.466cm" svg:y1="27.015cm" svg:x2="30.49cm" svg:y2="27.035cm">
            <text:p/>
          </draw:line>
          <draw:line draw:z-index="10" draw:name="Line 3" draw:style-name="gr7" draw:text-style-name="P1" svg:x1="31.448cm" svg:y1="22.1cm" svg:x2="30.472cm" svg:y2="22.12cm">
            <text:p/>
          </draw:line>
          <draw:line draw:z-index="11" draw:name="Horizontal line 1" draw:style-name="gr1" draw:text-style-name="P1" svg:x1="24.21cm" svg:y1="4.256cm" svg:x2="26.491cm" svg:y2="4.256cm">
            <text:p/>
          </draw:line>
          <draw:custom-shape draw:z-index="12" draw:name="Shape 9" draw:style-name="gr8" draw:text-style-name="P8" svg:width="6.224cm" svg:height="6.043cm" svg:x="29.109cm" svg:y="14.665cm">
            <text:p text:style-name="P5"><text:span text:style-name="T1">Level Divider</text:span></text:p>
            <draw:enhanced-geometry svg:viewBox="0 0 21600 21600" draw:type="rectangle" draw:enhanced-path="M 0 0 L 21600 0 21600 21600 0 21600 0 0 Z N"/>
          </draw:custom-shape>
          <draw:line draw:z-index="13" draw:name="Horizontal line 2" draw:style-name="gr9" draw:text-style-name="P1" svg:x1="26.49cm" svg:y1="3.209cm" svg:x2="23.331cm" svg:y2="3.209cm">
            <text:p/>
          </draw:line>
          <draw:line draw:z-index="14" draw:name="Horizontal line 3" draw:style-name="gr9" draw:text-style-name="P1" svg:x1="40.596cm" svg:y1="3.308cm" svg:x2="38.022cm" svg:y2="3.308cm">
            <text:p/>
          </draw:line>
          <draw:line draw:z-index="15" draw:name="Horizontal line 4" draw:style-name="gr9" draw:text-style-name="P1" svg:x1="26.368cm" svg:y1="15.22cm" svg:x2="23.209cm" svg:y2="15.22cm">
            <text:p/>
          </draw:line>
          <draw:line draw:z-index="16" draw:name="Horizontal line 5" draw:style-name="gr9" draw:text-style-name="P1" svg:x1="40.275cm" svg:y1="15.265cm" svg:x2="37.837cm" svg:y2="15.265cm">
            <text:p/>
          </draw:line>
          <draw:line draw:z-index="17" draw:name="Horizontal line 6" draw:style-name="gr1" draw:text-style-name="P1" svg:x1="24.222cm" svg:y1="16.224cm" svg:x2="26.503cm" svg:y2="16.224cm">
            <text:p/>
          </draw:line>
          <draw:line draw:z-index="18" draw:name="Horizontal line 7" draw:style-name="gr1" draw:text-style-name="P1" svg:x1="37.889cm" svg:y1="16.311cm" svg:x2="41.429cm" svg:y2="16.311cm">
            <text:p/>
          </draw:line>
          <draw:path draw:z-index="19" draw:name="Bézier curve 1" draw:style-name="gr10" draw:text-style-name="P9" svg:width="11.34cm" svg:height="10.073cm" draw:transform="skewX (-0.00767944870877505) rotate (0.00959931088596881) translate (36.9169350409168cm 7.13307577772131cm)" svg:viewBox="0 0 11341 10074" svg:d="M1466 0c9422-1 9913 3595 9873 5911-40 2317-11339 4163-11339 4163">
            <text:p text:style-name="P9"/>
          </draw:path>
          <draw:caption draw:z-index="20" draw:name="Callout 1" draw:style-name="gr11" draw:text-style-name="P10" svg:width="2.268cm" svg:height="1.134cm" svg:x="53.202cm" svg:y="13.938cm" draw:caption-point-x="-4.075cm" draw:caption-point-y="-1.135cm">
            <text:p text:style-name="P9"><text:span text:style-name="T2">SCLK</text:span></text:p>
          </draw:caption>
          <draw:custom-shape draw:z-index="21" draw:name="Shape 4" draw:style-name="gr3" draw:text-style-name="P3" svg:width="2.052cm" svg:height="3.379cm" svg:x="31.259cm" svg:y="27.096cm">
            <text:p/>
            <draw:enhanced-geometry svg:viewBox="0 0 21600 21600" draw:type="rectangle" draw:enhanced-path="M 0 0 L 21600 0 21600 21600 0 21600 0 0 Z N"/>
          </draw:custom-shape>
          <draw:custom-shape draw:z-index="22" draw:name="Shape 7" draw:style-name="gr6" draw:text-style-name="P7" svg:width="0.962cm" svg:height="3.298cm" svg:x="30.465cm" svg:y="27.015cm">
            <text:p/>
            <draw:enhanced-geometry svg:viewBox="0 0 21600 21600" draw:type="rectangle" draw:enhanced-path="M 0 0 L 21600 0 21600 21600 0 21600 0 0 Z N"/>
          </draw:custom-shape>
          <draw:line draw:z-index="23" draw:name="Line 3" draw:style-name="gr7" draw:text-style-name="P1" svg:x1="31.448cm" svg:y1="27.1cm" svg:x2="30.472cm" svg:y2="27.12cm">
            <text:p/>
          </draw:line>
          <draw:path draw:z-index="24" draw:name="Bézier curve 2" draw:style-name="gr12" draw:text-style-name="P9" svg:width="15.236cm" svg:height="13.779cm" draw:transform="rotate (-3.12902628297543) translate (28.6178222075002cm 29.2704257498615cm)" svg:viewBox="0 0 15237 13780" svg:d="M0 65c14515 1 15265-1353 15237 8235-29 9587-14380 3680-14380 3680">
            <text:p/>
          </draw:path>
          <draw:path draw:z-index="25" draw:name="Bézier curve 3" draw:style-name="gr12" draw:text-style-name="P9" svg:width="12.254cm" svg:height="6.912cm" draw:transform="rotate (3.12274309766825) translate (28.617cm 24.254cm)" svg:viewBox="0 0 12255 6913" svg:d="M0 0c11998 1 12197 815 12255 3905 58 3089-10155 3008-10155 3008">
            <text:p/>
          </draw:path>
          <draw:line draw:z-index="26" draw:name="Vertical line 2" draw:style-name="gr13" draw:text-style-name="P9" svg:x1="35.995cm" svg:y1="30.258cm" svg:x2="35.995cm" svg:y2="25.308cm">
            <text:p/>
          </draw:line>
          <draw:line draw:z-index="27" draw:name="Horizontal line 9" draw:style-name="gr1" draw:text-style-name="P1" svg:x1="36.876cm" svg:y1="30.216cm" svg:x2="41.337cm" svg:y2="30.216cm">
            <text:p/>
          </draw:line>
          <draw:path draw:z-index="28" draw:name="Bézier curve 4" draw:style-name="gr14" draw:text-style-name="P9" svg:width="15.181cm" svg:height="11.67cm" draw:transform="rotate (2.91941223981091) translate (28.6474766257042cm 30.4567148646259cm)" svg:viewBox="0 0 15182 11671" svg:d="M0 70c13612 0 13760-1012 15085 4651 1326 5662-11385 6950-11385 6950">
            <text:p/>
          </draw:path>
          <draw:path draw:z-index="29" draw:name="Bézier curve 5" draw:style-name="gr14" draw:text-style-name="P9" svg:width="13.332cm" svg:height="6.639cm" draw:transform="skewX (2.10406182596341E-017) rotate (2.99341420009547) translate (28.6519288938151cm 25.237167047774cm)" svg:viewBox="0 0 13333 6640" svg:d="M0 75c13240-1 12906-686 13322 2100s-11139 4465-11139 4465">
            <text:p/>
          </draw:path>
          <draw:path draw:z-index="30" draw:name="Bézier curve 6" draw:style-name="gr14" draw:text-style-name="P9" svg:width="9.683cm" svg:height="13.01cm" draw:transform="rotate (-0.0204203522483337) translate (37.3566689722528cm 5.14979912155084cm)" svg:viewBox="0 0 9684 13011" svg:d="M695 0c6642 0 8530 507 8975 6633s-9670 6378-9670 6378">
            <text:p/>
          </draw:path>
          <draw:path draw:z-index="31" draw:name="Bézier curve 7" draw:style-name="gr15" draw:text-style-name="P9" svg:width="7.943cm" svg:height="4.609cm" draw:transform="skewX (5.08592834713009E-017) rotate (-2.90126081559017) translate (28.663cm 23.21cm)" svg:viewBox="0 0 7944 4610" svg:d="M116 4145c8014-1 7356 1335 7811-518 454-1853-7927-3627-7927-3627">
            <text:p/>
          </draw:path>
          <draw:path draw:z-index="32" draw:name="Bézier curve 8" draw:style-name="gr16" draw:text-style-name="P9" svg:width="9.804cm" svg:height="8.052cm" draw:transform="rotate (-3.06689256160444) translate (28.663cm 28.208cm)" svg:viewBox="0 0 9805 8053" svg:d="M453 8053c9138 0 9530-334 9314-3586-216-3251-9767-4467-9767-4467">
            <text:p/>
          </draw:path>
          <draw:path draw:z-index="33" draw:name="Bézier curve 9" draw:style-name="gr15" draw:text-style-name="P9" svg:width="16.835cm" svg:height="12.985cm" draw:transform="skewX (-1.70396872244976E-017) rotate (-3.04507594595451) translate (36.9554122475074cm 19.2045728171023cm)" svg:viewBox="0 0 16836 12986" svg:d="M9190 12986c6118-1 9867-3564 6195-6019-3673-2456-15385-6921-15381-6967l-4 46">
            <text:p/>
          </draw:path>
          <draw:path draw:z-index="34" draw:name="Bézier curve 10" draw:style-name="gr16" draw:text-style-name="P9" svg:width="13.624cm" svg:height="15.372cm" draw:transform="rotate (-2.70857646617) translate (36.951cm 20.296cm)" svg:viewBox="0 0 13625 15373" svg:d="M4344 15373c8879-1 9568-182 9209-2651-358-2468-13553-12722-13553-12722">
            <text:p/>
          </draw:path>
          <draw:caption draw:z-index="35" draw:name="Callout 2" draw:style-name="gr11" draw:text-style-name="P10" svg:width="2.268cm" svg:height="1.134cm" svg:x="50.482cm" svg:y="8.438cm" draw:caption-point-x="-3.113cm" draw:caption-point-y="2.862cm">
            <text:p text:style-name="P9"><text:span text:style-name="T2">SDA</text:span></text:p>
          </draw:caption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number-columns-repeated="1018"/>
          <table:table-cell table:style-name="ce9"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3V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3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2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57:34.709816852</meta:creation-date>
    <dc:date>2025-06-11T11:42:27.136841790</dc:date>
    <meta:editing-duration>PT1H33M37S</meta:editing-duration>
    <meta:editing-cycles>56</meta:editing-cycles>
    <meta:generator>LibreOffice/7.3.7.2$Linux_X86_64 LibreOffice_project/30$Build-2</meta:generator>
    <meta:document-statistic meta:table-count="1" meta:cell-count="84" meta:object-count="36"/>
  </office:meta>
</office:document-meta>
</file>